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ableMetaDataProvider.isGetGeneratedKeysSimu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initializeWithTableColumnMetaData( DatabaseMetaData databaseMetaData , @ Nullable String catalogName , @ Nullable String schemaName , @ Nullable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TableMetaDataProvider.initializeWithMetaData( DatabaseMetaData databaseMetaData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0">
            <text:p text:style-name="Table_20_Contents">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GenericTableMetaDataProvider.setGetGeneratedKeysSupported( boolean getGeneratedKeys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.getCatalo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.getTab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isStoresUpperCase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getDatabase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isTableColumnMetaData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isGeneratedKeysColumnNameArray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tableNameToUse( @ Nullable String tab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TableMetaDataProvider.setStoresLowerCaseIdentifiers( boolean storesLowerCaseIdent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processTableColumns( DatabaseMetaData databaseMetaData , TableMetaData tm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TableMetaData.setSchemaName( String schema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getSimpleQueryForGetGeneratedKey( String tableName , String keyColum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.getSchem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metaDataCatalogNameToUse( @ Nullable String cata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setGeneratedKeysColumnNameArraySupported( boolean generatedKeysColumnNameArraySuppor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metaDataSchemaNameToUse( @ Nullable String schema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TableMetaDataProvider.isGetGeneratedKeys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findTableMetaData( @ Nullable String schemaName , @ Nullable String tableName , Map &lt; String , TableMetaData &gt; tableMeta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enericTableMetaDataProvider.setStoresUpperCaseIdentifiers( boolean storesUpperCaseIdentifi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GenericTable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locateTableAndProcessMetaData( DatabaseMetaData databaseMetaData , @ Nullable String catalogName , @ Nullable String schemaName , @ Nullable String tableNam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GenericTableMetaDataProvider.getDefaul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.setTableName( String tab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schemaNameToUse( @ Nullable String schema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TableMetaDataProvider.getTableParameter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ableMetaDataProvider.catalogNameToUse( @ Nullable String catalog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TableMetaDataProvider.isStoresLowerCaseIdent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bleMetaData.setCatalogName( String catalog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